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rtscanner1.py</text:p>
      <text:p text:style-name="Standard"/>
      <text:p text:style-name="Standard">On va essayer de coder un portscanner du type nmap.</text:p>
      <text:p text:style-name="Standard"/>
      <text:p text:style-name="Standard">Différence entre UDP et TCP :</text:p>
      <text:p text:style-name="Standard"><text:a xlink:type="simple" xlink:href="https://leblogducodeur.fr/la-difference-entre-udp-et-tcp/" text:style-name="Internet_20_link" text:visited-style-name="Visited_20_Internet_20_Link">https://leblogducodeur.fr/la-difference-entre-udp-et-tcp/</text:a></text:p>
      <text:p text:style-name="Standard"/>
      <text:p text:style-name="Standard">Sur notre premier portscanner, on utilise la fonction suivante :</text:p>
      <text:p text:style-name="P1">sock = socket.socket(socket.AF_INET, socket.SOCK_STREAM)</text:p>
      <text:p text:style-name="P1"/>
      <text:p text:style-name="P5">socket.AF_INET veut dire qu'on utilisera l'adresse IP v4, et socket.SOCK_STREAM veut dire qu'on utilisera le protocole TCP et non pas UDP.</text:p>
      <text:p text:style-name="P5"/>
      <text:p text:style-name="P5"/>
      <text:p text:style-name="P6">Portscanner2.py</text:p>
      <text:p text:style-name="P5"/>
      <text:p text:style-name="P4">Pour récupérer une variable d'un utilisateur :</text:p>
      <text:p text:style-name="P1">host = raw_input("Entrez l'hôte à scanner")</text:p>
      <text:p text:style-name="P1"/>
      <text:p text:style-name="P4">Pour s'assurer qu'il s'agit bien d'un nombre :</text:p>
      <text:p text:style-name="P1">while (host.isdigit() is not True) :</text:p>
      <text:p text:style-name="P1"><text:tab/>host = raw_input("Entrez un nombre s'il-vous-plaît")</text:p>
      <text:p text:style-name="P1"/>
      <text:p text:style-name="P5">Attention, la fonction input() (pour Python3) ou raw_input() (pour Python2) récupère un string, et pas un entier. Pour transformer le string en entier :</text:p>
      <text:p text:style-name="P2">host = int(raw_input("Entrez l'hôte à scanner"))</text:p>
      <text:p text:style-name="P2"/>
      <text:p text:style-name="P5">Pour définir un timeout, après lequel toute action sur les socket sera interrompue, utiliser :</text:p>
      <text:p text:style-name="P2">socket.setdefaulttimeout(2)</text:p>
      <text:p text:style-name="P2"/>
      <text:p text:style-name="P2"/>
      <text:p text:style-name="P6">Portscanner3.py</text:p>
      <text:p text:style-name="P6"/>
      <text:p text:style-name="P7">Pour adapter le code à Python3 : mettre des parenthèses pour le print.</text:p>
      <text:p text:style-name="P7"/>
      <text:p text:style-name="P7">Pour mettre des couleurs à partir de Python 3 :</text:p>
      <text:p text:style-name="P7"/>
      <text:p text:style-name="P3">from termcolor import colored</text:p>
      <text:p text:style-name="P3"/>
      <text:p text:style-name="P3">[...]</text:p>
      <text:p text:style-name="P3"/>
      <text:p text:style-name="P3">print(colored("Bonjour!", "red"))</text:p>
      <text:p text:style-name="P3"/>
      <text:p text:style-name="P7">Voir portscanner3.py pour définir une range à partir d'un user input.</text:p>
      <text:p text:style-name="P7"/>
      <text:p text:style-name="P7"/>
      <text:p text:style-name="P6">AdvancedScanner1.py</text:p>
      <text:p text:style-name="P6"/>
      <text:p text:style-name="P7">Apprentissage du parser pour écrire un programme. Argparse.</text:p>
      <text:p text:style-name="P7">Le scanner peut prendre en argument des ports spécifiques ou une range de ports.</text:p>
      <text:p text:style-name="P8"/>
      <text:p text:style-name="P8"/>
      <text:p text:style-name="P8"><text:soft-page-break/></text:p>
      <text:p text:style-name="P8">Banner grabing and vulnerability scanner</text:p>
      <text:p text:style-name="P8"/>
      <text:p text:style-name="P7"><text:a xlink:type="simple" xlink:href="https://www.youtube.com/watch?v=kUblkdrfM8M" text:style-name="Internet_20_link" text:visited-style-name="Visited_20_Internet_20_Link">https://www.youtube.com/watch?v=kUblkdrfM8M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4M25S</meta:editing-duration>
    <meta:editing-cycles>13</meta:editing-cycles>
    <meta:generator>OpenOffice/4.1.5$Win32 OpenOffice.org_project/415m1$Build-9789</meta:generator>
    <dc:date>2020-03-01T20:04:05.60</dc:date>
    <meta:document-statistic meta:table-count="0" meta:image-count="0" meta:object-count="0" meta:page-count="2" meta:paragraph-count="29" meta:word-count="204" meta:character-count="1479"/>
    <meta:user-defined meta:name="Info 1"/>
    <meta:user-defined meta:name="Info 2"/>
    <meta:user-defined meta:name="Info 3"/>
    <meta:user-defined meta:name="Info 4"/>
  </office:meta>
</office:document-meta>
</file>